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6"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814a" style:font-weight-asian="normal" style:font-weight-complex="normal"/>
    </style:style>
    <style:style style:name="P7"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b995" style:font-weight-asian="normal" style:font-weight-complex="normal"/>
    </style:style>
    <style:style style:name="P8"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9"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b995" style:font-weight-asian="normal" style:font-weight-complex="normal"/>
    </style:style>
    <style:style style:name="P10" style:family="paragraph" style:parent-style-name="Preformatted_20_Text" style:list-style-name="L2">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11" style:family="paragraph" style:parent-style-name="Preformatted_20_Text">
      <style:paragraph-properties fo:margin-left="0in" fo:margin-right="0in" fo:margin-top="0in" fo:margin-bottom="0in" style:contextual-spacing="false" fo:line-height="100%" fo:text-indent="0in" style:auto-text-indent="false"/>
      <style:text-properties officeooo:paragraph-rsid="0022a4f0"/>
    </style:style>
    <style:style style:name="P12" style:family="paragraph" style:parent-style-name="Preformatted_20_Text">
      <style:paragraph-properties fo:margin-top="0in" fo:margin-bottom="0in" style:contextual-spacing="false" fo:line-height="100%"/>
      <style:text-properties officeooo:paragraph-rsid="0022a4f0"/>
    </style:style>
    <style:style style:name="P13"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14"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15"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P16" style:family="paragraph" style:parent-style-name="Standard">
      <style:text-properties style:use-window-font-color="true" loext:opacity="0%" style:font-name="aakar" fo:font-weight="normal" officeooo:rsid="00213cb9" officeooo:paragraph-rsid="00213cb9" style:font-weight-asian="normal" style:font-weight-complex="normal"/>
    </style:style>
    <style:style style:name="P17" style:family="paragraph" style:parent-style-name="Standard">
      <style:paragraph-properties fo:line-height="100%"/>
      <style:text-properties fo:font-variant="normal" fo:text-transform="none" style:use-window-font-color="true" loext:opacity="0%" style:font-name="aakar" fo:font-size="12pt" fo:letter-spacing="normal" fo:font-style="normal" fo:font-weight="normal" officeooo:rsid="000fd861" officeooo:paragraph-rsid="0022a4f0" style:font-weight-asian="normal" style:font-weight-complex="normal"/>
    </style:style>
    <style:style style:name="P18" style:family="paragraph" style:parent-style-name="Text_20_body">
      <style:paragraph-properties fo:margin-left="0in" fo:margin-right="0in" fo:margin-top="0.25in" fo:margin-bottom="0.25in" style:contextual-spacing="false" fo:line-height="100%" fo:orphans="2" fo:widows="2" fo:text-indent="0in" style:auto-text-indent="false"/>
      <style:text-properties fo:font-variant="normal" fo:text-transform="none" style:use-window-font-color="true" loext:opacity="0%" style:font-name="aakar" fo:font-size="12pt" fo:letter-spacing="normal" fo:font-style="normal" fo:font-weight="normal" officeooo:paragraph-rsid="0022a4f0" style:font-weight-asian="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style:use-window-font-color="true" loext:opacity="0%" style:font-name="aakar" fo:font-size="12pt" fo:letter-spacing="normal" fo:font-style="normal" fo:font-weight="normal" officeooo:rsid="00137980" officeooo:paragraph-rsid="0023b995" style:font-weight-asian="normal" style:font-weight-complex="normal"/>
    </style:style>
    <style:style style:name="P20" style:family="paragraph" style:parent-style-name="Text_20_body">
      <style:paragraph-properties fo:line-height="100%"/>
      <style:text-properties style:use-window-font-color="true" loext:opacity="0%" style:font-name="aakar" fo:font-size="12pt" fo:letter-spacing="normal" fo:font-weight="normal" officeooo:paragraph-rsid="0022a4f0" style:font-size-asian="12pt" style:font-weight-asian="normal" style:font-size-complex="12pt" style:font-weight-complex="normal" loext:padding="0in" loext:border="none"/>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style:use-window-font-color="true" loext:opacity="0%" style:font-name="aakar" fo:letter-spacing="normal" fo:font-weight="normal" style:font-weight-asian="normal" style:font-weight-complex="normal" loext:padding="0in" loext:border="none"/>
    </style:style>
    <style:style style:name="T4" style:family="text">
      <style:text-properties style:use-window-font-color="true" loext:opacity="0%" style:font-name="aakar" fo:font-size="12pt" fo:letter-spacing="normal" fo:font-weight="normal" style:font-size-asian="12pt" style:font-weight-asian="normal" style:font-size-complex="12pt" style:font-weight-complex="normal" loext:padding="0in" loext:border="none"/>
    </style:style>
    <style:style style:name="T5" style:family="text">
      <style:text-properties officeooo:rsid="000fd861"/>
    </style:style>
    <style:style style:name="T6" style:family="text">
      <style:text-properties style:font-name="aakar" fo:letter-spacing="normal" loext:padding="0in" loext:border="none"/>
    </style:style>
    <style:style style:name="T7" style:family="text">
      <style:text-properties style:font-name="aakar" fo:letter-spacing="normal" officeooo:rsid="0023814a" loext:padding="0in" loext:border="none"/>
    </style:style>
    <style:style style:name="T8" style:family="text">
      <style:text-properties style:font-name="aakar" fo:font-size="12pt" fo:letter-spacing="normal" style:font-size-asian="12pt" style:font-size-complex="12pt" loext:padding="0in" loext:border="none"/>
    </style:style>
    <style:style style:name="T9" style:family="text">
      <style:text-properties style:font-name="aakar" fo:font-size="12pt" fo:letter-spacing="normal" officeooo:rsid="0023814a" style:font-size-asian="12pt" style:font-size-complex="12pt" loext:padding="0in" loext:border="none"/>
    </style:style>
    <style:style style:name="T10" style:family="text">
      <style:text-properties style:font-name="aakar" fo:font-size="12pt" fo:letter-spacing="normal" officeooo:rsid="0023b995" style:font-size-asian="12pt" style:font-size-complex="12pt" loext:padding="0in" loext:border="none"/>
    </style:style>
    <style:style style:name="T11" style:family="text">
      <style:text-properties style:font-name="aakar" style:font-size-asian="12pt" style:font-size-complex="12pt" loext:padding="0in" loext:border="none"/>
    </style:style>
    <style:style style:name="T12" style:family="text">
      <style:text-properties fo:font-variant="normal" fo:text-transform="none" style:font-name="aakar" fo:font-size="12pt" fo:letter-spacing="normal" fo:font-style="normal" officeooo:rsid="00137980" style:font-size-asian="12pt" style:font-size-complex="12pt"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A statically typed programming language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A dynamically typed language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Strongly typed language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Loosely typed language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1">Java is a statically typed language.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13"><text:soft-page-break/>03)</text:p>
      <text:p text:style-name="P13"><text:span text:style-name="T5">int i = 10;</text:span></text:p>
      <text:p text:style-name="P14">int j = i;</text:p>
      <text:p text:style-name="P14">In this code, the value of i, which is 10, is assigned to the variable j. This is an example of identity conversion because the type of the value being assigned (an int) is the same as the type of the variable being assigned to (also an int).</text:p>
      <text:p text:style-name="P14"/>
      <text:p text:style-name="P14">String s1 = "Hello";</text:p>
      <text:p text:style-name="P14">String s2 = s1;</text:p>
      <text:p text:style-name="P14"/>
      <text:p text:style-name="P15">In this code, the value of s1, which is the string "Hello", is assigned to the variable s2. This is an example of identity conversion because the type of the value being assigned (a String) is the same as the type of the variable being assigned to (also a String).</text:p>
      <text:p text:style-name="P16"/>
      <text:p text:style-name="P16">04)</text:p>
      <text:p text:style-name="P16">In Java, primitive widening conversion is a type conversion that turns a smaller primitive type to a bigger primitive type automatically. The following code, for example, demonstrates a primitive widening conversion.</text:p>
      <text:p text:style-name="P17"/>
      <text:p text:style-name="P17">byte b = 1;</text:p>
      <text:p text:style-name="P17">int i = b;</text:p>
      <text:p text:style-name="P16"/>
      <text:p text:style-name="P16">When the value of b, which is a byte, is assigned to the variable i, it is automatically transformed to an int. This is due to the fact that an int is a larger primitive type than a byte, and there is no information loss when converting a byte to an int.</text:p>
      <text:p text:style-name="P18">Here is a diagram that shows the widening primitive conversions in Java:</text:p>
      <text:p text:style-name="P5"><text:span text:style-name="Source_20_Text"><text:span text:style-name="T8">byte &lt; short &lt; int &lt; long &lt; float &lt; double</text:span></text:span></text:p>
      <text:p text:style-name="P18">As you can see from the diagram, a byte can be widened to a short, an int, a long, a float, or a double. A short can be widened to an int, a long, a float, or a double. An int can be widened to a long, a float, or a double. A long can be widened to a float or a double. A float can be widened to a double. Here are some other examples of primitive widening conversion in Java:</text:p>
      <text:p text:style-name="P20">Java</text:p>
      <text:p text:style-name="P11"><text:span text:style-name="Source_20_Text"><text:span text:style-name="T4">short s = 1;</text:span></text:span></text:p>
      <text:p text:style-name="P12"><text:span text:style-name="Source_20_Text"><text:span text:style-name="T4">long l = s;</text:span></text:span></text:p>
      <text:p text:style-name="P12"><text:span text:style-name="Source_20_Text"><text:span text:style-name="T4">float f = l;</text:span></text:span></text:p>
      <text:p text:style-name="P5"><text:span text:style-name="Source_20_Text"><text:span text:style-name="T8">double d = f;</text:span></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6"><text:soft-page-break/><text:span text:style-name="Source_20_Text"><text:span text:style-name="T9">05)</text:span></text:span></text:p>
      <text:p text:style-name="P7"><text:span text:style-name="Source_20_Text"><text:span text:style-name="T10">Compile time constants:</text:span></text:span></text:p>
      <text:list xml:id="list585867144" text:style-name="L1">
        <text:list-item>
          <text:p text:style-name="P9"><text:span text:style-name="Source_20_Text"><text:span text:style-name="T9">Compile-time constants are values that the compiler knows and evaluates during the compilation phase. </text:span></text:span></text:p>
        </text:list-item>
        <text:list-item>
          <text:p text:style-name="P9"><text:span text:style-name="Source_20_Text"><text:span text:style-name="T9">At compile time, they are substituted with their real values, and the generated code incorporates these values directly.</text:span></text:span></text:p>
        </text:list-item>
        <text:list-item>
          <text:p text:style-name="P8"><text:span text:style-name="Source_20_Text"><text:span text:style-name="T9">Compile-time constants are often used for values that can be determined at compile time without the need for computation or access to other resources.</text:span></text:span></text:p>
        </text:list-item>
      </text:list>
      <text:p text:style-name="P6"><text:span text:style-name="Source_20_Text"><text:span text:style-name="T9"/></text:span></text:p>
      <text:p text:style-name="P6"><text:span text:style-name="Source_20_Text"><text:span text:style-name="T9">Run-Time Constants: </text:span></text:span></text:p>
      <text:list xml:id="list3127772520" text:style-name="L2">
        <text:list-item>
          <text:p text:style-name="P10"><text:span text:style-name="Source_20_Text"><text:span text:style-name="T9">Run-time constants are values that can only be assessed at runtime during program execution. They are determined by the state of the program or may necessitate calculation or access to other resources.</text:span></text:span></text:p>
        </text:list-item>
        <text:list-item>
          <text:p text:style-name="P10"><text:span text:style-name="Source_20_Text"><text:span text:style-name="T9">Unlike compile-time constants, the compiler cannot determine their values during the compilation phase, and they are not directly replaced with their values in the compiled code.</text:span></text:span></text:p>
        </text:list-item>
      </text:list>
      <text:p text:style-name="P6"><text:span text:style-name="Source_20_Text"><text:span text:style-name="T9"/></text:span></text:p>
      <text:p text:style-name="P7"><text:span text:style-name="Source_20_Text"><text:span text:style-name="T10">06)</text:span></text:span></text:p>
      <text:p text:style-name="P19"><text:span text:style-name="Source_20_Text"><text:span text:style-name="T11">Explicit Narrowing Conversions (Casting): </text:span></text:span></text:p>
      <text:p text:style-name="P19"><text:span text:style-name="Source_20_Text"><text:span text:style-name="T12"/></text:span></text:p>
      <text:p text:style-name="P7"><text:span text:style-name="Source_20_Text"><text:span text:style-name="T10">Explicit narrowing conversions, often known as casting, necessitate the programmer explicitly stating their purpose to convert a value from one data type to another. When the target type has a smaller range or precision than the source type and there is a risk of data loss or overflow, this is required. Casting allows the programmer to accept responsibility for the conversion and indicate that they are aware of the potential data loss.</text:span></text:span></text:p>
      <text:p text:style-name="P7"><text:span text:style-name="Source_20_Text"><text:span text:style-name="T10"/></text:span></text:p>
      <text:p text:style-name="P7"><text:span text:style-name="Source_20_Text"><text:span text:style-name="T10">Implicit Narrowing Primitive Conversion Requirements: Certain requirements must be met in order to perform an implicit narrowing primitive conversion:</text:span></text:span></text:p>
      <text:p text:style-name="P7"><text:span text:style-name="Source_20_Text"><text:span text:style-name="T10"><text:s text:c="4"/>1. The target data type must be smaller than the source data type.</text:span></text:span></text:p>
      <text:p text:style-name="P7"><text:span text:style-name="Source_20_Text"><text:span text:style-name="T10"><text:s text:c="4"/>2. The source value must be in the target data type's range. In other words, it must not exceed the target type's maximum or minimum representable value.</text:span></text:span></text:p>
      <text:p text:style-name="P7"><text:span text:style-name="Source_20_Text"><text:span text:style-name="T10"><text:s text:c="4"/>3. The conversion must not result in data or precision loss. Converting a floating-point value to an integer, for example, may result in a loss of decimal places, which must be considered.</text:span></text:span></text:p>
      <text:p text:style-name="P7"><text:span text:style-name="Source_20_Text"><text:span text:style-name="T10"/></text:span></text:p>
      <text:p text:style-name="P7"><text:span text:style-name="Source_20_Text"><text:span text:style-name="T1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22:27.836250715</dc:date>
    <meta:editing-duration>PT28M</meta:editing-duration>
    <meta:editing-cycles>7</meta:editing-cycles>
    <meta:document-statistic meta:table-count="0" meta:image-count="0" meta:object-count="0" meta:page-count="3" meta:paragraph-count="46" meta:word-count="1092" meta:character-count="6454" meta:non-whitespace-character-count="5396"/>
  </office:meta>
</office:document-meta>
</file>